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 Base6" svg:font-family="'Andika Base6'" style:font-adornments="Negrito" style:font-pitch="variable"/>
    <style:font-face style:name="Andika:cv01&amp;cv04" svg:font-family="Andika:cv01&amp;cv04" style:font-adornments="Negrito" style:font-pitch="variable"/>
    <style:font-face style:name="Andika:cv01&amp;cv041" svg:font-family="Andika:cv01&amp;cv04" style:font-adornments="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Heading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Base06GreyBackground">
      <style:table-cell-properties fo:border-bottom="none" fo:border-left="2.24pt solid #757575" fo:border-right="none" fo:border-top="none"/>
    </style:style>
    <style:style style:name="ce9" style:family="table-cell" style:parent-style-name="Base06">
      <style:table-cell-properties fo:border-bottom="none" fo:border-left="2.24pt solid #757575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ubtração" table:style-name="ta1">
        <table:table-column table:style-name="co1" table:number-columns-repeated="16335" table:default-cell-style-name="Default"/>
        <table:table-row table:style-name="ro1">
          <table:table-cell table:style-name="ce7" office:value-type="string" calcext:value-type="string" table:number-columns-spanned="37" table:number-rows-spanned="1">
            <text:p>SUBTRAÇÃO</text:p>
          </table:table-cell>
          <table:covered-table-cell table:number-columns-repeated="36"/>
          <table:table-cell table:number-columns-repeated="16298"/>
        </table:table-row>
        <table:table-row table:style-name="ro2">
          <table:table-cell table:style-name="Heading_20_2" office:value-type="string" calcext:value-type="string" table:number-columns-spanned="37" table:number-rows-spanned="1">
            <text:p>LINHA − COLUNA</text:p>
          </table:table-cell>
          <table:covered-table-cell table:number-columns-repeated="18" table:style-name="Heading_20_2"/>
          <table:covered-table-cell table:number-columns-repeated="18"/>
          <table:table-cell table:number-columns-repeated="16298"/>
        </table:table-row>
        <table:table-row table:style-name="ro2" table:number-rows-repeated="3">
          <table:table-cell table:number-columns-repeated="16335"/>
        </table:table-row>
        <table:table-row table:style-name="ro2">
          <table:table-cell/>
          <table:table-cell table:style-name="Base06ColumnTitle" office:value-type="string" calcext:value-type="string">
            <text:p>1 ₆</text:p>
          </table:table-cell>
          <table:table-cell table:style-name="Base06GreyBackgroundColumnTitle" office:value-type="string" calcext:value-type="string">
            <text:p>2 ₆</text:p>
          </table:table-cell>
          <table:table-cell table:style-name="Base06ColumnTitle" office:value-type="string" calcext:value-type="string">
            <text:p>3 ₆</text:p>
          </table:table-cell>
          <table:table-cell table:style-name="Base06GreyBackgroundColumnTitle" office:value-type="string" calcext:value-type="string">
            <text:p>4 ₆</text:p>
          </table:table-cell>
          <table:table-cell table:style-name="Base06ColumnTitle" office:value-type="string" calcext:value-type="string">
            <text:p>5 ₆</text:p>
          </table:table-cell>
          <table:table-cell table:style-name="Base06GreyBackgroundColumnTitle" office:value-type="string" calcext:value-type="string">
            <text:p>10 ₆</text:p>
          </table:table-cell>
          <table:table-cell table:style-name="Base06ColumnTitle" office:value-type="string" calcext:value-type="string">
            <text:p>11 ₆</text:p>
          </table:table-cell>
          <table:table-cell table:style-name="Base06GreyBackgroundColumnTitle" office:value-type="string" calcext:value-type="string">
            <text:p>12 ₆</text:p>
          </table:table-cell>
          <table:table-cell table:style-name="Base06ColumnTitle" office:value-type="string" calcext:value-type="string">
            <text:p>13 ₆</text:p>
          </table:table-cell>
          <table:table-cell table:style-name="Base06GreyBackgroundColumnTitle" office:value-type="string" calcext:value-type="string">
            <text:p>14 ₆</text:p>
          </table:table-cell>
          <table:table-cell table:style-name="Base06ColumnTitle" office:value-type="string" calcext:value-type="string">
            <text:p>15 ₆</text:p>
          </table:table-cell>
          <table:table-cell table:style-name="Base06GreyBackgroundColumnTitle" office:value-type="string" calcext:value-type="string">
            <text:p>20 ₆</text:p>
          </table:table-cell>
          <table:table-cell table:style-name="Base06ColumnTitle" office:value-type="string" calcext:value-type="string">
            <text:p>21 ₆</text:p>
          </table:table-cell>
          <table:table-cell table:style-name="Base06GreyBackgroundColumnTitle" office:value-type="string" calcext:value-type="string">
            <text:p>22 ₆</text:p>
          </table:table-cell>
          <table:table-cell table:style-name="Base06ColumnTitle" office:value-type="string" calcext:value-type="string">
            <text:p>23 ₆</text:p>
          </table:table-cell>
          <table:table-cell table:style-name="Base06GreyBackgroundColumnTitle" office:value-type="string" calcext:value-type="string">
            <text:p>24 ₆</text:p>
          </table:table-cell>
          <table:table-cell table:style-name="Base06ColumnTitle" office:value-type="string" calcext:value-type="string">
            <text:p>25 ₆</text:p>
          </table:table-cell>
          <table:table-cell table:style-name="Base06GreyBackgroundColumnTitle" office:value-type="string" calcext:value-type="string">
            <text:p>30 ₆</text:p>
          </table:table-cell>
          <table:table-cell table:style-name="Base06ColumnTitle" office:value-type="string" calcext:value-type="string">
            <text:p>31 ₆</text:p>
          </table:table-cell>
          <table:table-cell table:style-name="Base06GreyBackgroundColumnTitle" office:value-type="string" calcext:value-type="string">
            <text:p>32 ₆</text:p>
          </table:table-cell>
          <table:table-cell table:style-name="Base06ColumnTitle" office:value-type="string" calcext:value-type="string">
            <text:p>33 ₆</text:p>
          </table:table-cell>
          <table:table-cell table:style-name="Base06GreyBackgroundColumnTitle" office:value-type="string" calcext:value-type="string">
            <text:p>34 ₆</text:p>
          </table:table-cell>
          <table:table-cell table:style-name="Base06ColumnTitle" office:value-type="string" calcext:value-type="string">
            <text:p>35 ₆</text:p>
          </table:table-cell>
          <table:table-cell table:style-name="Base06GreyBackgroundColumnTitle" office:value-type="string" calcext:value-type="string">
            <text:p>40 ₆</text:p>
          </table:table-cell>
          <table:table-cell table:style-name="Base06ColumnTitle" office:value-type="string" calcext:value-type="string">
            <text:p>41 ₆</text:p>
          </table:table-cell>
          <table:table-cell table:style-name="Base06GreyBackgroundColumnTitle" office:value-type="string" calcext:value-type="string">
            <text:p>42 ₆</text:p>
          </table:table-cell>
          <table:table-cell table:style-name="Base06ColumnTitle" office:value-type="string" calcext:value-type="string">
            <text:p>43 ₆</text:p>
          </table:table-cell>
          <table:table-cell table:style-name="Base06GreyBackgroundColumnTitle" office:value-type="string" calcext:value-type="string">
            <text:p>44 ₆</text:p>
          </table:table-cell>
          <table:table-cell table:style-name="Base06ColumnTitle" office:value-type="string" calcext:value-type="string">
            <text:p>45 ₆</text:p>
          </table:table-cell>
          <table:table-cell table:style-name="Base06GreyBackgroundColumnTitle" office:value-type="string" calcext:value-type="string">
            <text:p>50 ₆</text:p>
          </table:table-cell>
          <table:table-cell table:style-name="Base06ColumnTitle" office:value-type="string" calcext:value-type="string">
            <text:p>51 ₆</text:p>
          </table:table-cell>
          <table:table-cell table:style-name="Base06GreyBackgroundColumnTitle" office:value-type="string" calcext:value-type="string">
            <text:p>52 ₆</text:p>
          </table:table-cell>
          <table:table-cell table:style-name="Base06ColumnTitle" office:value-type="string" calcext:value-type="string">
            <text:p>53 ₆</text:p>
          </table:table-cell>
          <table:table-cell table:style-name="Base06GreyBackgroundColumnTitle" office:value-type="string" calcext:value-type="string">
            <text:p>54 ₆</text:p>
          </table:table-cell>
          <table:table-cell table:style-name="Base06ColumnTitle" office:value-type="string" calcext:value-type="string">
            <text:p>55 ₆</text:p>
          </table:table-cell>
          <table:table-cell table:style-name="Base06GreyBackgroundColumnTitle" office:value-type="string" calcext:value-type="string">
            <text:p>100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1 ₆</text:p>
          </table:table-cell>
          <table:table-cell table:style-name="ce8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06" office:value-type="string" calcext:value-type="string">
            <text:p>−33 ₆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06" office:value-type="string" calcext:value-type="string">
            <text:p>−35 ₆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06" office:value-type="string" calcext:value-type="string">
            <text:p>−41 ₆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06" office:value-type="string" calcext:value-type="string">
            <text:p>−43 ₆</text:p>
          </table:table-cell>
          <table:table-cell table:style-name="Base06GreyBackground" office:value-type="string" calcext:value-type="string">
            <text:p>−44 ₆</text:p>
          </table:table-cell>
          <table:table-cell table:style-name="Base06" office:value-type="string" calcext:value-type="string">
            <text:p>−45 ₆</text:p>
          </table:table-cell>
          <table:table-cell table:style-name="Base06GreyBackground" office:value-type="string" calcext:value-type="string">
            <text:p>−50 ₆</text:p>
          </table:table-cell>
          <table:table-cell table:style-name="Base06" office:value-type="string" calcext:value-type="string">
            <text:p>−51 ₆</text:p>
          </table:table-cell>
          <table:table-cell table:style-name="Base06GreyBackground" office:value-type="string" calcext:value-type="string">
            <text:p>−52 ₆</text:p>
          </table:table-cell>
          <table:table-cell table:style-name="Base06" office:value-type="string" calcext:value-type="string">
            <text:p>−53 ₆</text:p>
          </table:table-cell>
          <table:table-cell table:style-name="Base06GreyBackground" office:value-type="string" calcext:value-type="string">
            <text:p>−54 ₆</text:p>
          </table:table-cell>
          <table:table-cell table:style-name="Base06" office:value-type="string" calcext:value-type="string">
            <text:p>−55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2 ₆</text:p>
          </table:table-cell>
          <table:table-cell table:style-name="ce9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06" office:value-type="string" calcext:value-type="string">
            <text:p>−33 ₆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06" office:value-type="string" calcext:value-type="string">
            <text:p>−35 ₆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06" office:value-type="string" calcext:value-type="string">
            <text:p>−41 ₆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06" office:value-type="string" calcext:value-type="string">
            <text:p>−43 ₆</text:p>
          </table:table-cell>
          <table:table-cell table:style-name="Base06GreyBackground" office:value-type="string" calcext:value-type="string">
            <text:p>−44 ₆</text:p>
          </table:table-cell>
          <table:table-cell table:style-name="Base06" office:value-type="string" calcext:value-type="string">
            <text:p>−45 ₆</text:p>
          </table:table-cell>
          <table:table-cell table:style-name="Base06GreyBackground" office:value-type="string" calcext:value-type="string">
            <text:p>−50 ₆</text:p>
          </table:table-cell>
          <table:table-cell table:style-name="Base06" office:value-type="string" calcext:value-type="string">
            <text:p>−51 ₆</text:p>
          </table:table-cell>
          <table:table-cell table:style-name="Base06GreyBackground" office:value-type="string" calcext:value-type="string">
            <text:p>−52 ₆</text:p>
          </table:table-cell>
          <table:table-cell table:style-name="Base06" office:value-type="string" calcext:value-type="string">
            <text:p>−53 ₆</text:p>
          </table:table-cell>
          <table:table-cell table:style-name="Base06GreyBackground" office:value-type="string" calcext:value-type="string">
            <text:p>−54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3 ₆</text:p>
          </table:table-cell>
          <table:table-cell table:style-name="ce8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06" office:value-type="string" calcext:value-type="string">
            <text:p>−33 ₆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06" office:value-type="string" calcext:value-type="string">
            <text:p>−35 ₆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06" office:value-type="string" calcext:value-type="string">
            <text:p>−41 ₆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06" office:value-type="string" calcext:value-type="string">
            <text:p>−43 ₆</text:p>
          </table:table-cell>
          <table:table-cell table:style-name="Base06GreyBackground" office:value-type="string" calcext:value-type="string">
            <text:p>−44 ₆</text:p>
          </table:table-cell>
          <table:table-cell table:style-name="Base06" office:value-type="string" calcext:value-type="string">
            <text:p>−45 ₆</text:p>
          </table:table-cell>
          <table:table-cell table:style-name="Base06GreyBackground" office:value-type="string" calcext:value-type="string">
            <text:p>−50 ₆</text:p>
          </table:table-cell>
          <table:table-cell table:style-name="Base06" office:value-type="string" calcext:value-type="string">
            <text:p>−51 ₆</text:p>
          </table:table-cell>
          <table:table-cell table:style-name="Base06GreyBackground" office:value-type="string" calcext:value-type="string">
            <text:p>−52 ₆</text:p>
          </table:table-cell>
          <table:table-cell table:style-name="Base06" office:value-type="string" calcext:value-type="string">
            <text:p>−53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4 ₆</text:p>
          </table:table-cell>
          <table:table-cell table:style-name="ce9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06" office:value-type="string" calcext:value-type="string">
            <text:p>−33 ₆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06" office:value-type="string" calcext:value-type="string">
            <text:p>−35 ₆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06" office:value-type="string" calcext:value-type="string">
            <text:p>−41 ₆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06" office:value-type="string" calcext:value-type="string">
            <text:p>−43 ₆</text:p>
          </table:table-cell>
          <table:table-cell table:style-name="Base06GreyBackground" office:value-type="string" calcext:value-type="string">
            <text:p>−44 ₆</text:p>
          </table:table-cell>
          <table:table-cell table:style-name="Base06" office:value-type="string" calcext:value-type="string">
            <text:p>−45 ₆</text:p>
          </table:table-cell>
          <table:table-cell table:style-name="Base06GreyBackground" office:value-type="string" calcext:value-type="string">
            <text:p>−50 ₆</text:p>
          </table:table-cell>
          <table:table-cell table:style-name="Base06" office:value-type="string" calcext:value-type="string">
            <text:p>−51 ₆</text:p>
          </table:table-cell>
          <table:table-cell table:style-name="Base06GreyBackground" office:value-type="string" calcext:value-type="string">
            <text:p>−52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5 ₆</text:p>
          </table:table-cell>
          <table:table-cell table:style-name="ce8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06" office:value-type="string" calcext:value-type="string">
            <text:p>−33 ₆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06" office:value-type="string" calcext:value-type="string">
            <text:p>−35 ₆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06" office:value-type="string" calcext:value-type="string">
            <text:p>−41 ₆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06" office:value-type="string" calcext:value-type="string">
            <text:p>−43 ₆</text:p>
          </table:table-cell>
          <table:table-cell table:style-name="Base06GreyBackground" office:value-type="string" calcext:value-type="string">
            <text:p>−44 ₆</text:p>
          </table:table-cell>
          <table:table-cell table:style-name="Base06" office:value-type="string" calcext:value-type="string">
            <text:p>−45 ₆</text:p>
          </table:table-cell>
          <table:table-cell table:style-name="Base06GreyBackground" office:value-type="string" calcext:value-type="string">
            <text:p>−50 ₆</text:p>
          </table:table-cell>
          <table:table-cell table:style-name="Base06" office:value-type="string" calcext:value-type="string">
            <text:p>−51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10 ₆</text:p>
          </table:table-cell>
          <table:table-cell table:style-name="ce9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06" office:value-type="string" calcext:value-type="string">
            <text:p>−33 ₆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06" office:value-type="string" calcext:value-type="string">
            <text:p>−35 ₆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06" office:value-type="string" calcext:value-type="string">
            <text:p>−41 ₆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06" office:value-type="string" calcext:value-type="string">
            <text:p>−43 ₆</text:p>
          </table:table-cell>
          <table:table-cell table:style-name="Base06GreyBackground" office:value-type="string" calcext:value-type="string">
            <text:p>−44 ₆</text:p>
          </table:table-cell>
          <table:table-cell table:style-name="Base06" office:value-type="string" calcext:value-type="string">
            <text:p>−45 ₆</text:p>
          </table:table-cell>
          <table:table-cell table:style-name="Base06GreyBackground" office:value-type="string" calcext:value-type="string">
            <text:p>−50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11 ₆</text:p>
          </table:table-cell>
          <table:table-cell table:style-name="ce8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06" office:value-type="string" calcext:value-type="string">
            <text:p>−33 ₆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06" office:value-type="string" calcext:value-type="string">
            <text:p>−35 ₆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06" office:value-type="string" calcext:value-type="string">
            <text:p>−41 ₆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06" office:value-type="string" calcext:value-type="string">
            <text:p>−43 ₆</text:p>
          </table:table-cell>
          <table:table-cell table:style-name="Base06GreyBackground" office:value-type="string" calcext:value-type="string">
            <text:p>−44 ₆</text:p>
          </table:table-cell>
          <table:table-cell table:style-name="Base06" office:value-type="string" calcext:value-type="string">
            <text:p>−45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12 ₆</text:p>
          </table:table-cell>
          <table:table-cell table:style-name="ce9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06" office:value-type="string" calcext:value-type="string">
            <text:p>−33 ₆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06" office:value-type="string" calcext:value-type="string">
            <text:p>−35 ₆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06" office:value-type="string" calcext:value-type="string">
            <text:p>−41 ₆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06" office:value-type="string" calcext:value-type="string">
            <text:p>−43 ₆</text:p>
          </table:table-cell>
          <table:table-cell table:style-name="Base06GreyBackground" office:value-type="string" calcext:value-type="string">
            <text:p>−44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13 ₆</text:p>
          </table:table-cell>
          <table:table-cell table:style-name="ce8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06" office:value-type="string" calcext:value-type="string">
            <text:p>−33 ₆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06" office:value-type="string" calcext:value-type="string">
            <text:p>−35 ₆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06" office:value-type="string" calcext:value-type="string">
            <text:p>−41 ₆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06" office:value-type="string" calcext:value-type="string">
            <text:p>−43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14 ₆</text:p>
          </table:table-cell>
          <table:table-cell table:style-name="ce9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06" office:value-type="string" calcext:value-type="string">
            <text:p>−33 ₆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06" office:value-type="string" calcext:value-type="string">
            <text:p>−35 ₆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06" office:value-type="string" calcext:value-type="string">
            <text:p>−41 ₆</text:p>
          </table:table-cell>
          <table:table-cell table:style-name="Base06GreyBackground" office:value-type="string" calcext:value-type="string">
            <text:p>−42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15 ₆</text:p>
          </table:table-cell>
          <table:table-cell table:style-name="ce8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06" office:value-type="string" calcext:value-type="string">
            <text:p>−33 ₆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06" office:value-type="string" calcext:value-type="string">
            <text:p>−35 ₆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06" office:value-type="string" calcext:value-type="string">
            <text:p>−41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20 ₆</text:p>
          </table:table-cell>
          <table:table-cell table:style-name="ce9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06" office:value-type="string" calcext:value-type="string">
            <text:p>−33 ₆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06" office:value-type="string" calcext:value-type="string">
            <text:p>−35 ₆</text:p>
          </table:table-cell>
          <table:table-cell table:style-name="Base06GreyBackground" office:value-type="string" calcext:value-type="string">
            <text:p>−40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21 ₆</text:p>
          </table:table-cell>
          <table:table-cell table:style-name="ce8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06" office:value-type="string" calcext:value-type="string">
            <text:p>−33 ₆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06" office:value-type="string" calcext:value-type="string">
            <text:p>−35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22 ₆</text:p>
          </table:table-cell>
          <table:table-cell table:style-name="ce9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06" office:value-type="string" calcext:value-type="string">
            <text:p>−33 ₆</text:p>
          </table:table-cell>
          <table:table-cell table:style-name="Base06GreyBackground" office:value-type="string" calcext:value-type="string">
            <text:p>−34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23 ₆</text:p>
          </table:table-cell>
          <table:table-cell table:style-name="ce8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06" office:value-type="string" calcext:value-type="string">
            <text:p>−33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24 ₆</text:p>
          </table:table-cell>
          <table:table-cell table:style-name="ce9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25 ₆</text:p>
          </table:table-cell>
          <table:table-cell table:style-name="ce8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30 ₆</text:p>
          </table:table-cell>
          <table:table-cell table:style-name="ce9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31 ₆</text:p>
          </table:table-cell>
          <table:table-cell table:style-name="ce8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32 ₆</text:p>
          </table:table-cell>
          <table:table-cell table:style-name="ce9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33 ₆</text:p>
          </table:table-cell>
          <table:table-cell table:style-name="ce8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34 ₆</text:p>
          </table:table-cell>
          <table:table-cell table:style-name="ce9" office:value-type="string" calcext:value-type="string">
            <text:p>33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35 ₆</text:p>
          </table:table-cell>
          <table:table-cell table:style-name="ce8" office:value-type="string" calcext:value-type="string">
            <text:p>34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40 ₆</text:p>
          </table:table-cell>
          <table:table-cell table:style-name="ce9" office:value-type="string" calcext:value-type="string">
            <text:p>35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41 ₆</text:p>
          </table:table-cell>
          <table:table-cell table:style-name="ce8" office:value-type="string" calcext:value-type="string">
            <text:p>40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42 ₆</text:p>
          </table:table-cell>
          <table:table-cell table:style-name="ce9" office:value-type="string" calcext:value-type="string">
            <text:p>41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43 ₆</text:p>
          </table:table-cell>
          <table:table-cell table:style-name="ce8" office:value-type="string" calcext:value-type="string">
            <text:p>42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44 ₆</text:p>
          </table:table-cell>
          <table:table-cell table:style-name="ce9" office:value-type="string" calcext:value-type="string">
            <text:p>43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45 ₆</text:p>
          </table:table-cell>
          <table:table-cell table:style-name="ce8" office:value-type="string" calcext:value-type="string">
            <text:p>44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50 ₆</text:p>
          </table:table-cell>
          <table:table-cell table:style-name="ce9" office:value-type="string" calcext:value-type="string">
            <text:p>45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51 ₆</text:p>
          </table:table-cell>
          <table:table-cell table:style-name="ce8" office:value-type="string" calcext:value-type="string">
            <text:p>50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52 ₆</text:p>
          </table:table-cell>
          <table:table-cell table:style-name="ce9" office:value-type="string" calcext:value-type="string">
            <text:p>51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53 ₆</text:p>
          </table:table-cell>
          <table:table-cell table:style-name="ce8" office:value-type="string" calcext:value-type="string">
            <text:p>52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54 ₆</text:p>
          </table:table-cell>
          <table:table-cell table:style-name="ce9" office:value-type="string" calcext:value-type="string">
            <text:p>53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55 ₆</text:p>
          </table:table-cell>
          <table:table-cell table:style-name="ce8" office:value-type="string" calcext:value-type="string">
            <text:p>54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100 ₆</text:p>
          </table:table-cell>
          <table:table-cell table:style-name="ce9" office:value-type="string" calcext:value-type="string">
            <text:p>55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number-columns-repeated="16298"/>
        </table:table-row>
        <table:table-row table:style-name="ro2" table:number-rows-repeated="1048370">
          <table:table-cell table:number-columns-repeated="16335"/>
        </table:table-row>
        <table:table-row table:style-name="ro3" table:number-rows-repeated="163">
          <table:table-cell table:number-columns-repeated="16335"/>
        </table:table-row>
        <table:table-row table:style-name="ro3">
          <table:table-cell table:number-columns-repeated="16335"/>
        </table:table-row>
      </table:table>
      <table:table table:name="Subtração (com decimal)" table:style-name="ta1">
        <table:table-column table:style-name="co1" table:number-columns-repeated="16354" table:default-cell-style-name="Default"/>
        <table:table-row table:style-name="ro1">
          <table:table-cell table:style-name="ce7" office:value-type="string" calcext:value-type="string" table:number-columns-spanned="38" table:number-rows-spanned="1">
            <text:p>SUBTRAÇÃO</text:p>
          </table:table-cell>
          <table:covered-table-cell table:number-columns-repeated="37"/>
          <table:table-cell table:number-columns-repeated="16316"/>
        </table:table-row>
        <table:table-row table:style-name="ro2">
          <table:table-cell table:style-name="Heading_20_2" office:value-type="string" calcext:value-type="string" table:number-columns-spanned="38" table:number-rows-spanned="1">
            <text:p>LINHA − COLUNA</text:p>
          </table:table-cell>
          <table:covered-table-cell table:number-columns-repeated="37" table:style-name="Heading_20_2"/>
          <table:table-cell table:number-columns-repeated="16316"/>
        </table:table-row>
        <table:table-row table:style-name="ro2" table:number-rows-repeated="3">
          <table:table-cell table:number-columns-repeated="16354"/>
        </table:table-row>
        <table:table-row table:style-name="ro2">
          <table:table-cell table:number-columns-repeated="2"/>
          <table:table-cell table:style-name="Base10ColumnTitle" office:value-type="string" calcext:value-type="string">
            <text:p>1 ₁₀</text:p>
          </table:table-cell>
          <table:table-cell table:style-name="Base06ColumnTitle" office:value-type="string" calcext:value-type="string">
            <text:p>1 ₆</text:p>
          </table:table-cell>
          <table:table-cell table:style-name="Base10GreyBackgroundColumnTitle" office:value-type="string" calcext:value-type="string">
            <text:p>2 ₁₀</text:p>
          </table:table-cell>
          <table:table-cell table:style-name="Base06GreyBackgroundColumnTitle" office:value-type="string" calcext:value-type="string">
            <text:p>2 ₆</text:p>
          </table:table-cell>
          <table:table-cell table:style-name="Base10ColumnTitle" office:value-type="string" calcext:value-type="string">
            <text:p>3 ₁₀</text:p>
          </table:table-cell>
          <table:table-cell table:style-name="Base06ColumnTitle" office:value-type="string" calcext:value-type="string">
            <text:p>3 ₆</text:p>
          </table:table-cell>
          <table:table-cell table:style-name="Base10GreyBackgroundColumnTitle" office:value-type="string" calcext:value-type="string">
            <text:p>4 ₁₀</text:p>
          </table:table-cell>
          <table:table-cell table:style-name="Base06GreyBackgroundColumnTitle" office:value-type="string" calcext:value-type="string">
            <text:p>4 ₆</text:p>
          </table:table-cell>
          <table:table-cell table:style-name="Base10ColumnTitle" office:value-type="string" calcext:value-type="string">
            <text:p>5 ₁₀</text:p>
          </table:table-cell>
          <table:table-cell table:style-name="Base06ColumnTitle" office:value-type="string" calcext:value-type="string">
            <text:p>5 ₆</text:p>
          </table:table-cell>
          <table:table-cell table:style-name="Base10GreyBackgroundColumnTitle" office:value-type="string" calcext:value-type="string">
            <text:p>6 ₁₀</text:p>
          </table:table-cell>
          <table:table-cell table:style-name="Base06GreyBackgroundColumnTitle" office:value-type="string" calcext:value-type="string">
            <text:p>10 ₆</text:p>
          </table:table-cell>
          <table:table-cell table:style-name="Base10ColumnTitle" office:value-type="string" calcext:value-type="string">
            <text:p>7 ₁₀</text:p>
          </table:table-cell>
          <table:table-cell table:style-name="Base06ColumnTitle" office:value-type="string" calcext:value-type="string">
            <text:p>11 ₆</text:p>
          </table:table-cell>
          <table:table-cell table:style-name="Base10GreyBackgroundColumnTitle" office:value-type="string" calcext:value-type="string">
            <text:p>8 ₁₀</text:p>
          </table:table-cell>
          <table:table-cell table:style-name="Base06GreyBackgroundColumnTitle" office:value-type="string" calcext:value-type="string">
            <text:p>12 ₆</text:p>
          </table:table-cell>
          <table:table-cell table:style-name="Base10ColumnTitle" office:value-type="string" calcext:value-type="string">
            <text:p>9 ₁₀</text:p>
          </table:table-cell>
          <table:table-cell table:style-name="Base06ColumnTitle" office:value-type="string" calcext:value-type="string">
            <text:p>13 ₆</text:p>
          </table:table-cell>
          <table:table-cell table:style-name="Base10GreyBackgroundColumnTitle" office:value-type="string" calcext:value-type="string">
            <text:p>10 ₁₀</text:p>
          </table:table-cell>
          <table:table-cell table:style-name="Base06GreyBackgroundColumnTitle" office:value-type="string" calcext:value-type="string">
            <text:p>14 ₆</text:p>
          </table:table-cell>
          <table:table-cell table:style-name="Base10ColumnTitle" office:value-type="string" calcext:value-type="string">
            <text:p>11 ₁₀</text:p>
          </table:table-cell>
          <table:table-cell table:style-name="Base06ColumnTitle" office:value-type="string" calcext:value-type="string">
            <text:p>15 ₆</text:p>
          </table:table-cell>
          <table:table-cell table:style-name="Base10GreyBackgroundColumnTitle" office:value-type="string" calcext:value-type="string">
            <text:p>12 ₁₀</text:p>
          </table:table-cell>
          <table:table-cell table:style-name="Base06GreyBackgroundColumnTitle" office:value-type="string" calcext:value-type="string">
            <text:p>20 ₆</text:p>
          </table:table-cell>
          <table:table-cell table:style-name="Base10ColumnTitle" office:value-type="string" calcext:value-type="string">
            <text:p>13 ₁₀</text:p>
          </table:table-cell>
          <table:table-cell table:style-name="Base06ColumnTitle" office:value-type="string" calcext:value-type="string">
            <text:p>21 ₆</text:p>
          </table:table-cell>
          <table:table-cell table:style-name="Base10GreyBackgroundColumnTitle" office:value-type="string" calcext:value-type="string">
            <text:p>14 ₁₀</text:p>
          </table:table-cell>
          <table:table-cell table:style-name="Base06GreyBackgroundColumnTitle" office:value-type="string" calcext:value-type="string">
            <text:p>22 ₆</text:p>
          </table:table-cell>
          <table:table-cell table:style-name="Base10ColumnTitle" office:value-type="string" calcext:value-type="string">
            <text:p>15 ₁₀</text:p>
          </table:table-cell>
          <table:table-cell table:style-name="Base06ColumnTitle" office:value-type="string" calcext:value-type="string">
            <text:p>23 ₆</text:p>
          </table:table-cell>
          <table:table-cell table:style-name="Base10GreyBackgroundColumnTitle" office:value-type="string" calcext:value-type="string">
            <text:p>16 ₁₀</text:p>
          </table:table-cell>
          <table:table-cell table:style-name="Base06GreyBackgroundColumnTitle" office:value-type="string" calcext:value-type="string">
            <text:p>24 ₆</text:p>
          </table:table-cell>
          <table:table-cell table:style-name="Base10ColumnTitle" office:value-type="string" calcext:value-type="string">
            <text:p>17 ₁₀</text:p>
          </table:table-cell>
          <table:table-cell table:style-name="Base06ColumnTitle" office:value-type="string" calcext:value-type="string">
            <text:p>25 ₆</text:p>
          </table:table-cell>
          <table:table-cell table:style-name="Base10GreyBackgroundColumnTitle" office:value-type="string" calcext:value-type="string">
            <text:p>18 ₁₀</text:p>
          </table:table-cell>
          <table:table-cell table:style-name="Base06GreyBackgroundColumnTitle" office:value-type="string" calcext:value-type="string">
            <text:p>3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First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First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First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First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First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First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First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First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First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First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First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First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First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First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First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First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First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First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First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First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First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First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First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First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First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First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First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First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First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First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First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First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First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First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First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First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number-columns-repeated="16316"/>
        </table:table-row>
        <table:table-row table:style-name="ro2" table:number-rows-repeated="5">
          <table:table-cell table:number-columns-repeated="16354"/>
        </table:table-row>
        <table:table-row table:style-name="ro1">
          <table:table-cell table:style-name="Heading" table:formula="of:=[.A1]" office:value-type="string" office:string-value="SUBTRAÇÃO" calcext:value-type="string" table:number-columns-spanned="38" table:number-rows-spanned="1">
            <text:p>SUBTRAÇÃO</text:p>
          </table:table-cell>
          <table:covered-table-cell table:number-columns-repeated="37"/>
          <table:table-cell table:number-columns-repeated="16316"/>
        </table:table-row>
        <table:table-row table:style-name="ro2">
          <table:table-cell table:style-name="Heading_20_2" table:formula="of:=[.A2]" office:value-type="string" office:string-value="LINHA − COLUNA" calcext:value-type="string" table:number-columns-spanned="38" table:number-rows-spanned="1">
            <text:p>LINHA − COLUNA</text:p>
          </table:table-cell>
          <table:covered-table-cell table:number-columns-repeated="37"/>
          <table:table-cell table:number-columns-repeated="16316"/>
        </table:table-row>
        <table:table-row table:style-name="ro2" table:number-rows-repeated="3">
          <table:table-cell table:number-columns-repeated="16354"/>
        </table:table-row>
        <table:table-row table:style-name="ro2">
          <table:table-cell table:number-columns-repeated="2"/>
          <table:table-cell table:style-name="Base10ColumnTitle" office:value-type="string" calcext:value-type="string">
            <text:p>19 ₁₀</text:p>
          </table:table-cell>
          <table:table-cell table:style-name="Base06ColumnTitle" office:value-type="string" calcext:value-type="string">
            <text:p>31 ₆</text:p>
          </table:table-cell>
          <table:table-cell table:style-name="Base10GreyBackgroundColumnTitle" office:value-type="string" calcext:value-type="string">
            <text:p>20 ₁₀</text:p>
          </table:table-cell>
          <table:table-cell table:style-name="Base06GreyBackgroundColumnTitle" office:value-type="string" calcext:value-type="string">
            <text:p>32 ₆</text:p>
          </table:table-cell>
          <table:table-cell table:style-name="Base10ColumnTitle" office:value-type="string" calcext:value-type="string">
            <text:p>21 ₁₀</text:p>
          </table:table-cell>
          <table:table-cell table:style-name="Base06ColumnTitle" office:value-type="string" calcext:value-type="string">
            <text:p>33 ₆</text:p>
          </table:table-cell>
          <table:table-cell table:style-name="Base10GreyBackgroundColumnTitle" office:value-type="string" calcext:value-type="string">
            <text:p>22 ₁₀</text:p>
          </table:table-cell>
          <table:table-cell table:style-name="Base06GreyBackgroundColumnTitle" office:value-type="string" calcext:value-type="string">
            <text:p>34 ₆</text:p>
          </table:table-cell>
          <table:table-cell table:style-name="Base10ColumnTitle" office:value-type="string" calcext:value-type="string">
            <text:p>23 ₁₀</text:p>
          </table:table-cell>
          <table:table-cell table:style-name="Base06ColumnTitle" office:value-type="string" calcext:value-type="string">
            <text:p>35 ₆</text:p>
          </table:table-cell>
          <table:table-cell table:style-name="Base10GreyBackgroundColumnTitle" office:value-type="string" calcext:value-type="string">
            <text:p>24 ₁₀</text:p>
          </table:table-cell>
          <table:table-cell table:style-name="Base06GreyBackgroundColumnTitle" office:value-type="string" calcext:value-type="string">
            <text:p>40 ₆</text:p>
          </table:table-cell>
          <table:table-cell table:style-name="Base10ColumnTitle" office:value-type="string" calcext:value-type="string">
            <text:p>25 ₁₀</text:p>
          </table:table-cell>
          <table:table-cell table:style-name="Base06ColumnTitle" office:value-type="string" calcext:value-type="string">
            <text:p>41 ₆</text:p>
          </table:table-cell>
          <table:table-cell table:style-name="Base10GreyBackgroundColumnTitle" office:value-type="string" calcext:value-type="string">
            <text:p>26 ₁₀</text:p>
          </table:table-cell>
          <table:table-cell table:style-name="Base06GreyBackgroundColumnTitle" office:value-type="string" calcext:value-type="string">
            <text:p>42 ₆</text:p>
          </table:table-cell>
          <table:table-cell table:style-name="Base10ColumnTitle" office:value-type="string" calcext:value-type="string">
            <text:p>27 ₁₀</text:p>
          </table:table-cell>
          <table:table-cell table:style-name="Base06ColumnTitle" office:value-type="string" calcext:value-type="string">
            <text:p>43 ₆</text:p>
          </table:table-cell>
          <table:table-cell table:style-name="Base10GreyBackgroundColumnTitle" office:value-type="string" calcext:value-type="string">
            <text:p>28 ₁₀</text:p>
          </table:table-cell>
          <table:table-cell table:style-name="Base06GreyBackgroundColumnTitle" office:value-type="string" calcext:value-type="string">
            <text:p>44 ₆</text:p>
          </table:table-cell>
          <table:table-cell table:style-name="Base10ColumnTitle" office:value-type="string" calcext:value-type="string">
            <text:p>29 ₁₀</text:p>
          </table:table-cell>
          <table:table-cell table:style-name="Base06ColumnTitle" office:value-type="string" calcext:value-type="string">
            <text:p>45 ₆</text:p>
          </table:table-cell>
          <table:table-cell table:style-name="Base10GreyBackgroundColumnTitle" office:value-type="string" calcext:value-type="string">
            <text:p>30 ₁₀</text:p>
          </table:table-cell>
          <table:table-cell table:style-name="Base06GreyBackgroundColumnTitle" office:value-type="string" calcext:value-type="string">
            <text:p>50 ₆</text:p>
          </table:table-cell>
          <table:table-cell table:style-name="Base10ColumnTitle" office:value-type="string" calcext:value-type="string">
            <text:p>31 ₁₀</text:p>
          </table:table-cell>
          <table:table-cell table:style-name="Base06ColumnTitle" office:value-type="string" calcext:value-type="string">
            <text:p>51 ₆</text:p>
          </table:table-cell>
          <table:table-cell table:style-name="Base10GreyBackgroundColumnTitle" office:value-type="string" calcext:value-type="string">
            <text:p>32 ₁₀</text:p>
          </table:table-cell>
          <table:table-cell table:style-name="Base06GreyBackgroundColumnTitle" office:value-type="string" calcext:value-type="string">
            <text:p>52 ₆</text:p>
          </table:table-cell>
          <table:table-cell table:style-name="Base10ColumnTitle" office:value-type="string" calcext:value-type="string">
            <text:p>33 ₁₀</text:p>
          </table:table-cell>
          <table:table-cell table:style-name="Base06ColumnTitle" office:value-type="string" calcext:value-type="string">
            <text:p>53 ₆</text:p>
          </table:table-cell>
          <table:table-cell table:style-name="Base10GreyBackgroundColumnTitle" office:value-type="string" calcext:value-type="string">
            <text:p>34 ₁₀</text:p>
          </table:table-cell>
          <table:table-cell table:style-name="Base06GreyBackgroundColumnTitle" office:value-type="string" calcext:value-type="string">
            <text:p>54 ₆</text:p>
          </table:table-cell>
          <table:table-cell table:style-name="Base10ColumnTitle" office:value-type="string" calcext:value-type="string">
            <text:p>35 ₁₀</text:p>
          </table:table-cell>
          <table:table-cell table:style-name="Base06ColumnTitle" office:value-type="string" calcext:value-type="string">
            <text:p>55 ₆</text:p>
          </table:table-cell>
          <table:table-cell table:style-name="Base10GreyBackgroundColumnTitle" office:value-type="string" calcext:value-type="string">
            <text:p>36 ₁₀</text:p>
          </table:table-cell>
          <table:table-cell table:style-name="Base06GreyBackgroundColumnTitle" office:value-type="string" calcext:value-type="string">
            <text:p>10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10MiddleColumn" office:value-type="string" calcext:value-type="string">
            <text:p>−21 ₁₀</text:p>
          </table:table-cell>
          <table:table-cell table:style-name="Base06" office:value-type="string" calcext:value-type="string">
            <text:p>−33 ₆</text:p>
          </table:table-cell>
          <table:table-cell table:style-name="Base10GreyBackgroundMiddleColumn" office:value-type="string" calcext:value-type="string">
            <text:p>−22 ₁₀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10MiddleColumn" office:value-type="string" calcext:value-type="string">
            <text:p>−23 ₁₀</text:p>
          </table:table-cell>
          <table:table-cell table:style-name="Base06" office:value-type="string" calcext:value-type="string">
            <text:p>−35 ₆</text:p>
          </table:table-cell>
          <table:table-cell table:style-name="Base10GreyBackgroundMiddleColumn" office:value-type="string" calcext:value-type="string">
            <text:p>−24 ₁₀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10MiddleColumn" office:value-type="string" calcext:value-type="string">
            <text:p>−25 ₁₀</text:p>
          </table:table-cell>
          <table:table-cell table:style-name="Base06" office:value-type="string" calcext:value-type="string">
            <text:p>−41 ₆</text:p>
          </table:table-cell>
          <table:table-cell table:style-name="Base10GreyBackgroundMiddleColumn" office:value-type="string" calcext:value-type="string">
            <text:p>−26 ₁₀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10MiddleColumn" office:value-type="string" calcext:value-type="string">
            <text:p>−27 ₁₀</text:p>
          </table:table-cell>
          <table:table-cell table:style-name="Base06" office:value-type="string" calcext:value-type="string">
            <text:p>−43 ₆</text:p>
          </table:table-cell>
          <table:table-cell table:style-name="Base10GreyBackgroundMiddleColumn" office:value-type="string" calcext:value-type="string">
            <text:p>−28 ₁₀</text:p>
          </table:table-cell>
          <table:table-cell table:style-name="Base06GreyBackground" office:value-type="string" calcext:value-type="string">
            <text:p>−44 ₆</text:p>
          </table:table-cell>
          <table:table-cell table:style-name="Base10MiddleColumn" office:value-type="string" calcext:value-type="string">
            <text:p>−29 ₁₀</text:p>
          </table:table-cell>
          <table:table-cell table:style-name="Base06" office:value-type="string" calcext:value-type="string">
            <text:p>−45 ₆</text:p>
          </table:table-cell>
          <table:table-cell table:style-name="Base10GreyBackgroundMiddleColumn" office:value-type="string" calcext:value-type="string">
            <text:p>−30 ₁₀</text:p>
          </table:table-cell>
          <table:table-cell table:style-name="Base06GreyBackground" office:value-type="string" calcext:value-type="string">
            <text:p>−50 ₆</text:p>
          </table:table-cell>
          <table:table-cell table:style-name="Base10MiddleColumn" office:value-type="string" calcext:value-type="string">
            <text:p>−31 ₁₀</text:p>
          </table:table-cell>
          <table:table-cell table:style-name="Base06" office:value-type="string" calcext:value-type="string">
            <text:p>−51 ₆</text:p>
          </table:table-cell>
          <table:table-cell table:style-name="Base10GreyBackgroundMiddleColumn" office:value-type="string" calcext:value-type="string">
            <text:p>−32 ₁₀</text:p>
          </table:table-cell>
          <table:table-cell table:style-name="Base06GreyBackground" office:value-type="string" calcext:value-type="string">
            <text:p>−52 ₆</text:p>
          </table:table-cell>
          <table:table-cell table:style-name="Base10MiddleColumn" office:value-type="string" calcext:value-type="string">
            <text:p>−33 ₁₀</text:p>
          </table:table-cell>
          <table:table-cell table:style-name="Base06" office:value-type="string" calcext:value-type="string">
            <text:p>−53 ₆</text:p>
          </table:table-cell>
          <table:table-cell table:style-name="Base10GreyBackgroundMiddleColumn" office:value-type="string" calcext:value-type="string">
            <text:p>−34 ₁₀</text:p>
          </table:table-cell>
          <table:table-cell table:style-name="Base06GreyBackground" office:value-type="string" calcext:value-type="string">
            <text:p>−54 ₆</text:p>
          </table:table-cell>
          <table:table-cell table:style-name="Base10MiddleColumn" office:value-type="string" calcext:value-type="string">
            <text:p>−35 ₁₀</text:p>
          </table:table-cell>
          <table:table-cell table:style-name="Base06" office:value-type="string" calcext:value-type="string">
            <text:p>−5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10MiddleColumn" office:value-type="string" calcext:value-type="string">
            <text:p>−21 ₁₀</text:p>
          </table:table-cell>
          <table:table-cell table:style-name="Base06" office:value-type="string" calcext:value-type="string">
            <text:p>−33 ₆</text:p>
          </table:table-cell>
          <table:table-cell table:style-name="Base10GreyBackgroundMiddleColumn" office:value-type="string" calcext:value-type="string">
            <text:p>−22 ₁₀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10MiddleColumn" office:value-type="string" calcext:value-type="string">
            <text:p>−23 ₁₀</text:p>
          </table:table-cell>
          <table:table-cell table:style-name="Base06" office:value-type="string" calcext:value-type="string">
            <text:p>−35 ₆</text:p>
          </table:table-cell>
          <table:table-cell table:style-name="Base10GreyBackgroundMiddleColumn" office:value-type="string" calcext:value-type="string">
            <text:p>−24 ₁₀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10MiddleColumn" office:value-type="string" calcext:value-type="string">
            <text:p>−25 ₁₀</text:p>
          </table:table-cell>
          <table:table-cell table:style-name="Base06" office:value-type="string" calcext:value-type="string">
            <text:p>−41 ₆</text:p>
          </table:table-cell>
          <table:table-cell table:style-name="Base10GreyBackgroundMiddleColumn" office:value-type="string" calcext:value-type="string">
            <text:p>−26 ₁₀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10MiddleColumn" office:value-type="string" calcext:value-type="string">
            <text:p>−27 ₁₀</text:p>
          </table:table-cell>
          <table:table-cell table:style-name="Base06" office:value-type="string" calcext:value-type="string">
            <text:p>−43 ₆</text:p>
          </table:table-cell>
          <table:table-cell table:style-name="Base10GreyBackgroundMiddleColumn" office:value-type="string" calcext:value-type="string">
            <text:p>−28 ₁₀</text:p>
          </table:table-cell>
          <table:table-cell table:style-name="Base06GreyBackground" office:value-type="string" calcext:value-type="string">
            <text:p>−44 ₆</text:p>
          </table:table-cell>
          <table:table-cell table:style-name="Base10MiddleColumn" office:value-type="string" calcext:value-type="string">
            <text:p>−29 ₁₀</text:p>
          </table:table-cell>
          <table:table-cell table:style-name="Base06" office:value-type="string" calcext:value-type="string">
            <text:p>−45 ₆</text:p>
          </table:table-cell>
          <table:table-cell table:style-name="Base10GreyBackgroundMiddleColumn" office:value-type="string" calcext:value-type="string">
            <text:p>−30 ₁₀</text:p>
          </table:table-cell>
          <table:table-cell table:style-name="Base06GreyBackground" office:value-type="string" calcext:value-type="string">
            <text:p>−50 ₆</text:p>
          </table:table-cell>
          <table:table-cell table:style-name="Base10MiddleColumn" office:value-type="string" calcext:value-type="string">
            <text:p>−31 ₁₀</text:p>
          </table:table-cell>
          <table:table-cell table:style-name="Base06" office:value-type="string" calcext:value-type="string">
            <text:p>−51 ₆</text:p>
          </table:table-cell>
          <table:table-cell table:style-name="Base10GreyBackgroundMiddleColumn" office:value-type="string" calcext:value-type="string">
            <text:p>−32 ₁₀</text:p>
          </table:table-cell>
          <table:table-cell table:style-name="Base06GreyBackground" office:value-type="string" calcext:value-type="string">
            <text:p>−52 ₆</text:p>
          </table:table-cell>
          <table:table-cell table:style-name="Base10MiddleColumn" office:value-type="string" calcext:value-type="string">
            <text:p>−33 ₁₀</text:p>
          </table:table-cell>
          <table:table-cell table:style-name="Base06" office:value-type="string" calcext:value-type="string">
            <text:p>−53 ₆</text:p>
          </table:table-cell>
          <table:table-cell table:style-name="Base10GreyBackgroundMiddleColumn" office:value-type="string" calcext:value-type="string">
            <text:p>−34 ₁₀</text:p>
          </table:table-cell>
          <table:table-cell table:style-name="Base06GreyBackground" office:value-type="string" calcext:value-type="string">
            <text:p>−5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10MiddleColumn" office:value-type="string" calcext:value-type="string">
            <text:p>−21 ₁₀</text:p>
          </table:table-cell>
          <table:table-cell table:style-name="Base06" office:value-type="string" calcext:value-type="string">
            <text:p>−33 ₆</text:p>
          </table:table-cell>
          <table:table-cell table:style-name="Base10GreyBackgroundMiddleColumn" office:value-type="string" calcext:value-type="string">
            <text:p>−22 ₁₀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10MiddleColumn" office:value-type="string" calcext:value-type="string">
            <text:p>−23 ₁₀</text:p>
          </table:table-cell>
          <table:table-cell table:style-name="Base06" office:value-type="string" calcext:value-type="string">
            <text:p>−35 ₆</text:p>
          </table:table-cell>
          <table:table-cell table:style-name="Base10GreyBackgroundMiddleColumn" office:value-type="string" calcext:value-type="string">
            <text:p>−24 ₁₀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10MiddleColumn" office:value-type="string" calcext:value-type="string">
            <text:p>−25 ₁₀</text:p>
          </table:table-cell>
          <table:table-cell table:style-name="Base06" office:value-type="string" calcext:value-type="string">
            <text:p>−41 ₆</text:p>
          </table:table-cell>
          <table:table-cell table:style-name="Base10GreyBackgroundMiddleColumn" office:value-type="string" calcext:value-type="string">
            <text:p>−26 ₁₀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10MiddleColumn" office:value-type="string" calcext:value-type="string">
            <text:p>−27 ₁₀</text:p>
          </table:table-cell>
          <table:table-cell table:style-name="Base06" office:value-type="string" calcext:value-type="string">
            <text:p>−43 ₆</text:p>
          </table:table-cell>
          <table:table-cell table:style-name="Base10GreyBackgroundMiddleColumn" office:value-type="string" calcext:value-type="string">
            <text:p>−28 ₁₀</text:p>
          </table:table-cell>
          <table:table-cell table:style-name="Base06GreyBackground" office:value-type="string" calcext:value-type="string">
            <text:p>−44 ₆</text:p>
          </table:table-cell>
          <table:table-cell table:style-name="Base10MiddleColumn" office:value-type="string" calcext:value-type="string">
            <text:p>−29 ₁₀</text:p>
          </table:table-cell>
          <table:table-cell table:style-name="Base06" office:value-type="string" calcext:value-type="string">
            <text:p>−45 ₆</text:p>
          </table:table-cell>
          <table:table-cell table:style-name="Base10GreyBackgroundMiddleColumn" office:value-type="string" calcext:value-type="string">
            <text:p>−30 ₁₀</text:p>
          </table:table-cell>
          <table:table-cell table:style-name="Base06GreyBackground" office:value-type="string" calcext:value-type="string">
            <text:p>−50 ₆</text:p>
          </table:table-cell>
          <table:table-cell table:style-name="Base10MiddleColumn" office:value-type="string" calcext:value-type="string">
            <text:p>−31 ₁₀</text:p>
          </table:table-cell>
          <table:table-cell table:style-name="Base06" office:value-type="string" calcext:value-type="string">
            <text:p>−51 ₆</text:p>
          </table:table-cell>
          <table:table-cell table:style-name="Base10GreyBackgroundMiddleColumn" office:value-type="string" calcext:value-type="string">
            <text:p>−32 ₁₀</text:p>
          </table:table-cell>
          <table:table-cell table:style-name="Base06GreyBackground" office:value-type="string" calcext:value-type="string">
            <text:p>−52 ₆</text:p>
          </table:table-cell>
          <table:table-cell table:style-name="Base10MiddleColumn" office:value-type="string" calcext:value-type="string">
            <text:p>−33 ₁₀</text:p>
          </table:table-cell>
          <table:table-cell table:style-name="Base06" office:value-type="string" calcext:value-type="string">
            <text:p>−5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10MiddleColumn" office:value-type="string" calcext:value-type="string">
            <text:p>−21 ₁₀</text:p>
          </table:table-cell>
          <table:table-cell table:style-name="Base06" office:value-type="string" calcext:value-type="string">
            <text:p>−33 ₆</text:p>
          </table:table-cell>
          <table:table-cell table:style-name="Base10GreyBackgroundMiddleColumn" office:value-type="string" calcext:value-type="string">
            <text:p>−22 ₁₀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10MiddleColumn" office:value-type="string" calcext:value-type="string">
            <text:p>−23 ₁₀</text:p>
          </table:table-cell>
          <table:table-cell table:style-name="Base06" office:value-type="string" calcext:value-type="string">
            <text:p>−35 ₆</text:p>
          </table:table-cell>
          <table:table-cell table:style-name="Base10GreyBackgroundMiddleColumn" office:value-type="string" calcext:value-type="string">
            <text:p>−24 ₁₀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10MiddleColumn" office:value-type="string" calcext:value-type="string">
            <text:p>−25 ₁₀</text:p>
          </table:table-cell>
          <table:table-cell table:style-name="Base06" office:value-type="string" calcext:value-type="string">
            <text:p>−41 ₆</text:p>
          </table:table-cell>
          <table:table-cell table:style-name="Base10GreyBackgroundMiddleColumn" office:value-type="string" calcext:value-type="string">
            <text:p>−26 ₁₀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10MiddleColumn" office:value-type="string" calcext:value-type="string">
            <text:p>−27 ₁₀</text:p>
          </table:table-cell>
          <table:table-cell table:style-name="Base06" office:value-type="string" calcext:value-type="string">
            <text:p>−43 ₆</text:p>
          </table:table-cell>
          <table:table-cell table:style-name="Base10GreyBackgroundMiddleColumn" office:value-type="string" calcext:value-type="string">
            <text:p>−28 ₁₀</text:p>
          </table:table-cell>
          <table:table-cell table:style-name="Base06GreyBackground" office:value-type="string" calcext:value-type="string">
            <text:p>−44 ₆</text:p>
          </table:table-cell>
          <table:table-cell table:style-name="Base10MiddleColumn" office:value-type="string" calcext:value-type="string">
            <text:p>−29 ₁₀</text:p>
          </table:table-cell>
          <table:table-cell table:style-name="Base06" office:value-type="string" calcext:value-type="string">
            <text:p>−45 ₆</text:p>
          </table:table-cell>
          <table:table-cell table:style-name="Base10GreyBackgroundMiddleColumn" office:value-type="string" calcext:value-type="string">
            <text:p>−30 ₁₀</text:p>
          </table:table-cell>
          <table:table-cell table:style-name="Base06GreyBackground" office:value-type="string" calcext:value-type="string">
            <text:p>−50 ₆</text:p>
          </table:table-cell>
          <table:table-cell table:style-name="Base10MiddleColumn" office:value-type="string" calcext:value-type="string">
            <text:p>−31 ₁₀</text:p>
          </table:table-cell>
          <table:table-cell table:style-name="Base06" office:value-type="string" calcext:value-type="string">
            <text:p>−51 ₆</text:p>
          </table:table-cell>
          <table:table-cell table:style-name="Base10GreyBackgroundMiddleColumn" office:value-type="string" calcext:value-type="string">
            <text:p>−32 ₁₀</text:p>
          </table:table-cell>
          <table:table-cell table:style-name="Base06GreyBackground" office:value-type="string" calcext:value-type="string">
            <text:p>−5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10MiddleColumn" office:value-type="string" calcext:value-type="string">
            <text:p>−21 ₁₀</text:p>
          </table:table-cell>
          <table:table-cell table:style-name="Base06" office:value-type="string" calcext:value-type="string">
            <text:p>−33 ₆</text:p>
          </table:table-cell>
          <table:table-cell table:style-name="Base10GreyBackgroundMiddleColumn" office:value-type="string" calcext:value-type="string">
            <text:p>−22 ₁₀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10MiddleColumn" office:value-type="string" calcext:value-type="string">
            <text:p>−23 ₁₀</text:p>
          </table:table-cell>
          <table:table-cell table:style-name="Base06" office:value-type="string" calcext:value-type="string">
            <text:p>−35 ₆</text:p>
          </table:table-cell>
          <table:table-cell table:style-name="Base10GreyBackgroundMiddleColumn" office:value-type="string" calcext:value-type="string">
            <text:p>−24 ₁₀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10MiddleColumn" office:value-type="string" calcext:value-type="string">
            <text:p>−25 ₁₀</text:p>
          </table:table-cell>
          <table:table-cell table:style-name="Base06" office:value-type="string" calcext:value-type="string">
            <text:p>−41 ₆</text:p>
          </table:table-cell>
          <table:table-cell table:style-name="Base10GreyBackgroundMiddleColumn" office:value-type="string" calcext:value-type="string">
            <text:p>−26 ₁₀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10MiddleColumn" office:value-type="string" calcext:value-type="string">
            <text:p>−27 ₁₀</text:p>
          </table:table-cell>
          <table:table-cell table:style-name="Base06" office:value-type="string" calcext:value-type="string">
            <text:p>−43 ₆</text:p>
          </table:table-cell>
          <table:table-cell table:style-name="Base10GreyBackgroundMiddleColumn" office:value-type="string" calcext:value-type="string">
            <text:p>−28 ₁₀</text:p>
          </table:table-cell>
          <table:table-cell table:style-name="Base06GreyBackground" office:value-type="string" calcext:value-type="string">
            <text:p>−44 ₆</text:p>
          </table:table-cell>
          <table:table-cell table:style-name="Base10MiddleColumn" office:value-type="string" calcext:value-type="string">
            <text:p>−29 ₁₀</text:p>
          </table:table-cell>
          <table:table-cell table:style-name="Base06" office:value-type="string" calcext:value-type="string">
            <text:p>−45 ₆</text:p>
          </table:table-cell>
          <table:table-cell table:style-name="Base10GreyBackgroundMiddleColumn" office:value-type="string" calcext:value-type="string">
            <text:p>−30 ₁₀</text:p>
          </table:table-cell>
          <table:table-cell table:style-name="Base06GreyBackground" office:value-type="string" calcext:value-type="string">
            <text:p>−50 ₆</text:p>
          </table:table-cell>
          <table:table-cell table:style-name="Base10MiddleColumn" office:value-type="string" calcext:value-type="string">
            <text:p>−31 ₁₀</text:p>
          </table:table-cell>
          <table:table-cell table:style-name="Base06" office:value-type="string" calcext:value-type="string">
            <text:p>−5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10MiddleColumn" office:value-type="string" calcext:value-type="string">
            <text:p>−21 ₁₀</text:p>
          </table:table-cell>
          <table:table-cell table:style-name="Base06" office:value-type="string" calcext:value-type="string">
            <text:p>−33 ₆</text:p>
          </table:table-cell>
          <table:table-cell table:style-name="Base10GreyBackgroundMiddleColumn" office:value-type="string" calcext:value-type="string">
            <text:p>−22 ₁₀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10MiddleColumn" office:value-type="string" calcext:value-type="string">
            <text:p>−23 ₁₀</text:p>
          </table:table-cell>
          <table:table-cell table:style-name="Base06" office:value-type="string" calcext:value-type="string">
            <text:p>−35 ₆</text:p>
          </table:table-cell>
          <table:table-cell table:style-name="Base10GreyBackgroundMiddleColumn" office:value-type="string" calcext:value-type="string">
            <text:p>−24 ₁₀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10MiddleColumn" office:value-type="string" calcext:value-type="string">
            <text:p>−25 ₁₀</text:p>
          </table:table-cell>
          <table:table-cell table:style-name="Base06" office:value-type="string" calcext:value-type="string">
            <text:p>−41 ₆</text:p>
          </table:table-cell>
          <table:table-cell table:style-name="Base10GreyBackgroundMiddleColumn" office:value-type="string" calcext:value-type="string">
            <text:p>−26 ₁₀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10MiddleColumn" office:value-type="string" calcext:value-type="string">
            <text:p>−27 ₁₀</text:p>
          </table:table-cell>
          <table:table-cell table:style-name="Base06" office:value-type="string" calcext:value-type="string">
            <text:p>−43 ₆</text:p>
          </table:table-cell>
          <table:table-cell table:style-name="Base10GreyBackgroundMiddleColumn" office:value-type="string" calcext:value-type="string">
            <text:p>−28 ₁₀</text:p>
          </table:table-cell>
          <table:table-cell table:style-name="Base06GreyBackground" office:value-type="string" calcext:value-type="string">
            <text:p>−44 ₆</text:p>
          </table:table-cell>
          <table:table-cell table:style-name="Base10MiddleColumn" office:value-type="string" calcext:value-type="string">
            <text:p>−29 ₁₀</text:p>
          </table:table-cell>
          <table:table-cell table:style-name="Base06" office:value-type="string" calcext:value-type="string">
            <text:p>−45 ₆</text:p>
          </table:table-cell>
          <table:table-cell table:style-name="Base10GreyBackgroundMiddleColumn" office:value-type="string" calcext:value-type="string">
            <text:p>−30 ₁₀</text:p>
          </table:table-cell>
          <table:table-cell table:style-name="Base06GreyBackground" office:value-type="string" calcext:value-type="string">
            <text:p>−5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10MiddleColumn" office:value-type="string" calcext:value-type="string">
            <text:p>−21 ₁₀</text:p>
          </table:table-cell>
          <table:table-cell table:style-name="Base06" office:value-type="string" calcext:value-type="string">
            <text:p>−33 ₆</text:p>
          </table:table-cell>
          <table:table-cell table:style-name="Base10GreyBackgroundMiddleColumn" office:value-type="string" calcext:value-type="string">
            <text:p>−22 ₁₀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10MiddleColumn" office:value-type="string" calcext:value-type="string">
            <text:p>−23 ₁₀</text:p>
          </table:table-cell>
          <table:table-cell table:style-name="Base06" office:value-type="string" calcext:value-type="string">
            <text:p>−35 ₆</text:p>
          </table:table-cell>
          <table:table-cell table:style-name="Base10GreyBackgroundMiddleColumn" office:value-type="string" calcext:value-type="string">
            <text:p>−24 ₁₀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10MiddleColumn" office:value-type="string" calcext:value-type="string">
            <text:p>−25 ₁₀</text:p>
          </table:table-cell>
          <table:table-cell table:style-name="Base06" office:value-type="string" calcext:value-type="string">
            <text:p>−41 ₆</text:p>
          </table:table-cell>
          <table:table-cell table:style-name="Base10GreyBackgroundMiddleColumn" office:value-type="string" calcext:value-type="string">
            <text:p>−26 ₁₀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10MiddleColumn" office:value-type="string" calcext:value-type="string">
            <text:p>−27 ₁₀</text:p>
          </table:table-cell>
          <table:table-cell table:style-name="Base06" office:value-type="string" calcext:value-type="string">
            <text:p>−43 ₆</text:p>
          </table:table-cell>
          <table:table-cell table:style-name="Base10GreyBackgroundMiddleColumn" office:value-type="string" calcext:value-type="string">
            <text:p>−28 ₁₀</text:p>
          </table:table-cell>
          <table:table-cell table:style-name="Base06GreyBackground" office:value-type="string" calcext:value-type="string">
            <text:p>−44 ₆</text:p>
          </table:table-cell>
          <table:table-cell table:style-name="Base10MiddleColumn" office:value-type="string" calcext:value-type="string">
            <text:p>−29 ₁₀</text:p>
          </table:table-cell>
          <table:table-cell table:style-name="Base06" office:value-type="string" calcext:value-type="string">
            <text:p>−4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10MiddleColumn" office:value-type="string" calcext:value-type="string">
            <text:p>−21 ₁₀</text:p>
          </table:table-cell>
          <table:table-cell table:style-name="Base06" office:value-type="string" calcext:value-type="string">
            <text:p>−33 ₆</text:p>
          </table:table-cell>
          <table:table-cell table:style-name="Base10GreyBackgroundMiddleColumn" office:value-type="string" calcext:value-type="string">
            <text:p>−22 ₁₀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10MiddleColumn" office:value-type="string" calcext:value-type="string">
            <text:p>−23 ₁₀</text:p>
          </table:table-cell>
          <table:table-cell table:style-name="Base06" office:value-type="string" calcext:value-type="string">
            <text:p>−35 ₆</text:p>
          </table:table-cell>
          <table:table-cell table:style-name="Base10GreyBackgroundMiddleColumn" office:value-type="string" calcext:value-type="string">
            <text:p>−24 ₁₀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10MiddleColumn" office:value-type="string" calcext:value-type="string">
            <text:p>−25 ₁₀</text:p>
          </table:table-cell>
          <table:table-cell table:style-name="Base06" office:value-type="string" calcext:value-type="string">
            <text:p>−41 ₆</text:p>
          </table:table-cell>
          <table:table-cell table:style-name="Base10GreyBackgroundMiddleColumn" office:value-type="string" calcext:value-type="string">
            <text:p>−26 ₁₀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10MiddleColumn" office:value-type="string" calcext:value-type="string">
            <text:p>−27 ₁₀</text:p>
          </table:table-cell>
          <table:table-cell table:style-name="Base06" office:value-type="string" calcext:value-type="string">
            <text:p>−43 ₆</text:p>
          </table:table-cell>
          <table:table-cell table:style-name="Base10GreyBackgroundMiddleColumn" office:value-type="string" calcext:value-type="string">
            <text:p>−28 ₁₀</text:p>
          </table:table-cell>
          <table:table-cell table:style-name="Base06GreyBackground" office:value-type="string" calcext:value-type="string">
            <text:p>−4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10MiddleColumn" office:value-type="string" calcext:value-type="string">
            <text:p>−21 ₁₀</text:p>
          </table:table-cell>
          <table:table-cell table:style-name="Base06" office:value-type="string" calcext:value-type="string">
            <text:p>−33 ₆</text:p>
          </table:table-cell>
          <table:table-cell table:style-name="Base10GreyBackgroundMiddleColumn" office:value-type="string" calcext:value-type="string">
            <text:p>−22 ₁₀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10MiddleColumn" office:value-type="string" calcext:value-type="string">
            <text:p>−23 ₁₀</text:p>
          </table:table-cell>
          <table:table-cell table:style-name="Base06" office:value-type="string" calcext:value-type="string">
            <text:p>−35 ₆</text:p>
          </table:table-cell>
          <table:table-cell table:style-name="Base10GreyBackgroundMiddleColumn" office:value-type="string" calcext:value-type="string">
            <text:p>−24 ₁₀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10MiddleColumn" office:value-type="string" calcext:value-type="string">
            <text:p>−25 ₁₀</text:p>
          </table:table-cell>
          <table:table-cell table:style-name="Base06" office:value-type="string" calcext:value-type="string">
            <text:p>−41 ₆</text:p>
          </table:table-cell>
          <table:table-cell table:style-name="Base10GreyBackgroundMiddleColumn" office:value-type="string" calcext:value-type="string">
            <text:p>−26 ₁₀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10MiddleColumn" office:value-type="string" calcext:value-type="string">
            <text:p>−27 ₁₀</text:p>
          </table:table-cell>
          <table:table-cell table:style-name="Base06" office:value-type="string" calcext:value-type="string">
            <text:p>−4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10MiddleColumn" office:value-type="string" calcext:value-type="string">
            <text:p>−21 ₁₀</text:p>
          </table:table-cell>
          <table:table-cell table:style-name="Base06" office:value-type="string" calcext:value-type="string">
            <text:p>−33 ₆</text:p>
          </table:table-cell>
          <table:table-cell table:style-name="Base10GreyBackgroundMiddleColumn" office:value-type="string" calcext:value-type="string">
            <text:p>−22 ₁₀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10MiddleColumn" office:value-type="string" calcext:value-type="string">
            <text:p>−23 ₁₀</text:p>
          </table:table-cell>
          <table:table-cell table:style-name="Base06" office:value-type="string" calcext:value-type="string">
            <text:p>−35 ₆</text:p>
          </table:table-cell>
          <table:table-cell table:style-name="Base10GreyBackgroundMiddleColumn" office:value-type="string" calcext:value-type="string">
            <text:p>−24 ₁₀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10MiddleColumn" office:value-type="string" calcext:value-type="string">
            <text:p>−25 ₁₀</text:p>
          </table:table-cell>
          <table:table-cell table:style-name="Base06" office:value-type="string" calcext:value-type="string">
            <text:p>−41 ₆</text:p>
          </table:table-cell>
          <table:table-cell table:style-name="Base10GreyBackgroundMiddleColumn" office:value-type="string" calcext:value-type="string">
            <text:p>−26 ₁₀</text:p>
          </table:table-cell>
          <table:table-cell table:style-name="Base06GreyBackground" office:value-type="string" calcext:value-type="string">
            <text:p>−4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10MiddleColumn" office:value-type="string" calcext:value-type="string">
            <text:p>−21 ₁₀</text:p>
          </table:table-cell>
          <table:table-cell table:style-name="Base06" office:value-type="string" calcext:value-type="string">
            <text:p>−33 ₆</text:p>
          </table:table-cell>
          <table:table-cell table:style-name="Base10GreyBackgroundMiddleColumn" office:value-type="string" calcext:value-type="string">
            <text:p>−22 ₁₀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10MiddleColumn" office:value-type="string" calcext:value-type="string">
            <text:p>−23 ₁₀</text:p>
          </table:table-cell>
          <table:table-cell table:style-name="Base06" office:value-type="string" calcext:value-type="string">
            <text:p>−35 ₆</text:p>
          </table:table-cell>
          <table:table-cell table:style-name="Base10GreyBackgroundMiddleColumn" office:value-type="string" calcext:value-type="string">
            <text:p>−24 ₁₀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10MiddleColumn" office:value-type="string" calcext:value-type="string">
            <text:p>−25 ₁₀</text:p>
          </table:table-cell>
          <table:table-cell table:style-name="Base06" office:value-type="string" calcext:value-type="string">
            <text:p>−4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10MiddleColumn" office:value-type="string" calcext:value-type="string">
            <text:p>−21 ₁₀</text:p>
          </table:table-cell>
          <table:table-cell table:style-name="Base06" office:value-type="string" calcext:value-type="string">
            <text:p>−33 ₆</text:p>
          </table:table-cell>
          <table:table-cell table:style-name="Base10GreyBackgroundMiddleColumn" office:value-type="string" calcext:value-type="string">
            <text:p>−22 ₁₀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10MiddleColumn" office:value-type="string" calcext:value-type="string">
            <text:p>−23 ₁₀</text:p>
          </table:table-cell>
          <table:table-cell table:style-name="Base06" office:value-type="string" calcext:value-type="string">
            <text:p>−35 ₆</text:p>
          </table:table-cell>
          <table:table-cell table:style-name="Base10GreyBackgroundMiddleColumn" office:value-type="string" calcext:value-type="string">
            <text:p>−24 ₁₀</text:p>
          </table:table-cell>
          <table:table-cell table:style-name="Base06GreyBackground" office:value-type="string" calcext:value-type="string">
            <text:p>−4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10MiddleColumn" office:value-type="string" calcext:value-type="string">
            <text:p>−21 ₁₀</text:p>
          </table:table-cell>
          <table:table-cell table:style-name="Base06" office:value-type="string" calcext:value-type="string">
            <text:p>−33 ₆</text:p>
          </table:table-cell>
          <table:table-cell table:style-name="Base10GreyBackgroundMiddleColumn" office:value-type="string" calcext:value-type="string">
            <text:p>−22 ₁₀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10MiddleColumn" office:value-type="string" calcext:value-type="string">
            <text:p>−23 ₁₀</text:p>
          </table:table-cell>
          <table:table-cell table:style-name="Base06" office:value-type="string" calcext:value-type="string">
            <text:p>−3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10MiddleColumn" office:value-type="string" calcext:value-type="string">
            <text:p>−21 ₁₀</text:p>
          </table:table-cell>
          <table:table-cell table:style-name="Base06" office:value-type="string" calcext:value-type="string">
            <text:p>−33 ₆</text:p>
          </table:table-cell>
          <table:table-cell table:style-name="Base10GreyBackgroundMiddleColumn" office:value-type="string" calcext:value-type="string">
            <text:p>−22 ₁₀</text:p>
          </table:table-cell>
          <table:table-cell table:style-name="Base06GreyBackground" office:value-type="string" calcext:value-type="string">
            <text:p>−3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10MiddleColumn" office:value-type="string" calcext:value-type="string">
            <text:p>−21 ₁₀</text:p>
          </table:table-cell>
          <table:table-cell table:style-name="Base06" office:value-type="string" calcext:value-type="string">
            <text:p>−3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number-columns-repeated="16316"/>
        </table:table-row>
        <table:table-row table:style-name="ro2" table:number-rows-repeated="1048399">
          <table:table-cell table:number-columns-repeated="16354"/>
        </table:table-row>
        <table:table-row table:style-name="ro3" table:number-rows-repeated="87">
          <table:table-cell table:number-columns-repeated="16354"/>
        </table:table-row>
        <table:table-row table:style-name="ro3">
          <table:table-cell table:number-columns-repeated="1635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 Base6" svg:font-family="'Andika Base6'" style:font-adornments="Negrito" style:font-pitch="variable"/>
    <style:font-face style:name="Andika:cv01&amp;cv04" svg:font-family="Andika:cv01&amp;cv04" style:font-adornments="Negrito" style:font-pitch="variable"/>
    <style:font-face style:name="Andika:cv01&amp;cv041" svg:font-family="Andika:cv01&amp;cv04" style:font-adornments="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style:style style:name="Default" style:family="table-cell">
      <style:table-cell-properties style:text-align-source="fix" style:repeat-content="false" style:vertical-align="middle"/>
      <style:paragraph-properties fo:text-align="end"/>
      <style:text-properties style:font-name="Andika:cv01&amp;cv041" fo:font-family="Andika:cv01&amp;cv04" style:font-style-name="Regular" style:font-pitch="variable" fo:font-size="12pt"/>
    </style:style>
    <style:style style:name="Heading" style:family="table-cell" style:parent-style-name="Default" style:data-style-name="N100">
      <style:table-cell-properties style:diagonal-bl-tr="none" style:diagonal-tl-br="none" style:text-align-source="fix" style:repeat-content="false"/>
      <style:paragraph-properties fo:text-align="center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color="#757575" fo:font-size="10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ase10" style:family="table-cell" style:parent-style-name="Default">
      <style:table-cell-properties style:diagonal-bl-tr="none" style:diagonal-tl-br="none" fo:padding="0.101cm"/>
      <style:text-properties fo:color="#757575" fo:font-size="10pt"/>
    </style:style>
    <style:style style:name="Base06" style:family="table-cell" style:parent-style-name="Default">
      <style:table-cell-properties style:diagonal-bl-tr="none" style:diagonal-tl-br="none" fo:padding="0.101cm"/>
      <style:text-properties style:use-window-font-color="true" style:font-name="Andika:cv01&amp;cv04" fo:font-family="Andika:cv01&amp;cv04" style:font-style-name="Negrito" style:font-pitch="variable" fo:font-weight="bold"/>
    </style:style>
    <style:style style:name="Base06GreyBackground" style:family="table-cell" style:parent-style-name="Base06">
      <style:table-cell-properties fo:background-color="#eeeeee"/>
    </style:style>
    <style:style style:name="Base10GreyBackground" style:family="table-cell" style:parent-style-name="Base10">
      <style:table-cell-properties fo:background-color="#eeeeee"/>
    </style:style>
    <style:style style:name="Base10ColumnTitle" style:family="table-cell" style:parent-style-name="Base10">
      <style:table-cell-properties fo:border-bottom="2.24pt solid #757575" style:diagonal-bl-tr="none" style:diagonal-tl-br="none" style:text-align-source="fix" style:repeat-content="false" fo:border-left="none" fo:border-right="none" fo:border-top="none"/>
      <style:paragraph-properties fo:text-align="end"/>
      <style:text-properties fo:font-size="10pt"/>
    </style:style>
    <style:style style:name="Base06ColumnTitle" style:family="table-cell" style:parent-style-name="Base06">
      <style:table-cell-properties fo:border-bottom="2.24pt solid #757575" style:diagonal-bl-tr="none" style:diagonal-tl-br="none" fo:border-left="none" fo:border-right="none" fo:border-top="none"/>
      <style:text-properties fo:font-size="10pt"/>
    </style:style>
    <style:style style:name="Base06GreyBackgroundColumnTitle" style:family="table-cell" style:parent-style-name="Base06GreyBackground">
      <style:table-cell-properties fo:border-bottom="2.24pt solid #757575" style:diagonal-bl-tr="none" style:diagonal-tl-br="none" fo:border-left="none" fo:border-right="none" fo:border-top="none"/>
      <style:text-properties fo:font-size="10pt"/>
    </style:style>
    <style:style style:name="Base10GreyBackgroundColumnTitle" style:family="table-cell" style:parent-style-name="Base10GreyBackground">
      <style:table-cell-properties fo:border-bottom="2.24pt solid #757575" style:diagonal-bl-tr="none" style:diagonal-tl-br="none" fo:border-left="none" fo:border-right="none" fo:border-top="none"/>
      <style:text-properties fo:font-size="10pt"/>
    </style:style>
    <style:style style:name="Base10GreyBackgroundFirstColumn" style:family="table-cell" style:parent-style-name="Base10GreyBackground">
      <style:table-cell-properties fo:border-bottom="none" style:diagonal-bl-tr="none" style:diagonal-tl-br="none" fo:border-left="2.24pt solid #757575" fo:border-right="none" fo:border-top="none"/>
    </style:style>
    <style:style style:name="Base10FirstColumn" style:family="table-cell" style:parent-style-name="Base10">
      <style:table-cell-properties fo:border-bottom="none" style:diagonal-bl-tr="none" style:diagonal-tl-br="none" fo:border-left="2.24pt solid #757575" fo:border-right="none" fo:border-top="none"/>
    </style:style>
    <style:style style:name="Base10MiddleColumn" style:family="table-cell" style:parent-style-name="Base10">
      <style:table-cell-properties fo:border-bottom="none" style:diagonal-bl-tr="none" style:diagonal-tl-br="none" fo:border-left="1.5pt solid #757575" fo:border-right="none" fo:border-top="none"/>
    </style:style>
    <style:style style:name="Base10GreyBackgroundMiddleColumn" style:family="table-cell" style:parent-style-name="Base10GreyBackground">
      <style:table-cell-properties fo:border-bottom="none" style:diagonal-bl-tr="none" style:diagonal-tl-br="none" fo:border-left="1.5pt solid #757575" fo:border-right="none" fo:border-top="none"/>
    </style:style>
    <style:style style:name="Base10LineTitle" style:family="table-cell" style:parent-style-name="Base10">
      <style:table-cell-properties style:diagonal-bl-tr="none" style:diagonal-tl-br="none"/>
      <style:text-properties fo:font-size="10pt"/>
    </style:style>
    <style:style style:name="Base06LineTitle" style:family="table-cell" style:parent-style-name="Base06">
      <style:text-properties fo:font-size="10pt"/>
    </style:style>
    <style:style style:name="Base10GreyBackgroundLineTitle" style:family="table-cell" style:parent-style-name="Base10GreyBackground">
      <style:text-properties fo:font-size="10pt"/>
    </style:style>
    <style:style style:name="Base06GreyBackgroundLineTitle" style:family="table-cell" style:parent-style-name="Base06GreyBackground">
      <style:text-properties fo:font-size="10pt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X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08:49:00.974691394</meta:creation-date>
    <dc:date>2023-01-11T17:10:09.930037595</dc:date>
    <meta:editing-duration>PT3H4M53S</meta:editing-duration>
    <meta:editing-cycles>50</meta:editing-cycles>
    <meta:generator>LibreOffice/7.4.3.2$Linux_X86_64 LibreOffice_project/40$Build-2</meta:generator>
    <meta:document-statistic meta:table-count="2" meta:cell-count="4182" meta:object-count="0"/>
  </office:meta>
</office:document-meta>
</file>